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  <style:text-properties fo:color="#000000" fo:font-style="normal" style:text-underline-style="none" fo:font-weight="bold"/>
    </style:style>
    <style:style style:name="ce2" style:family="table-cell" style:parent-style-name="Default">
      <style:table-cell-properties fo:background-color="#ffffff" fo:border="0.06pt solid #000000"/>
      <style:text-properties fo:color="#000000" fo:font-style="normal" style:text-underline-style="none" fo:font-weight="normal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tyle="normal" style:text-underline-style="none" fo:font-weight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tyle="normal" style:text-underline-style="none" fo:font-weight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e" table:style-name="ta1">
        <table:table-column table:style-name="co2" table:default-cell-style-name="ce2"/>
        <table:table-column table:style-name="co1" table:number-columns-repeated="5" table:default-cell-style-name="ce4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>
            <text:p>TP1</text:p>
          </table:table-cell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TP3</text:p>
          </table:table-cell>
          <table:table-cell table:style-name="ce3" office:value-type="string" calcext:value-type="string">
            <text:p>TP4</text:p>
          </table:table-cell>
          <table:table-cell table:style-name="ce3" office:value-type="string" calcext:value-type="string">
            <text:p>Exam</text:p>
          </table:table-cell>
          <table:table-cell table:style-name="ce1" table:number-columns-repeated="1011"/>
          <table:table-cell table:number-columns-repeated="7"/>
        </table:table-row>
        <table:table-row table:style-name="ro1">
          <table:table-cell office:value-type="string" calcext:value-type="string">
            <text:p>AMOUSSOU Elsa Shékina 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OUCIF Malik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AMARA Tah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EUSE Chloé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HMI Kahina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K Aliou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E Mariam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 MOUSSAOUI Younes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UIX Precillia 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DEMIR Eren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DET Maël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EYE Moustaph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DANE Amine 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DY Marion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DIR Lynd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OUFKER Aboubak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IK Umut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NTSA MELI Habib Edgar 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UADRI Amin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UCAM Delphine 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HJAJI Moham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HMADI Salah-Eddine 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ICHE Issam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ADEI Clement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HA <text:s/>El Mehdi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'GOAN Auguste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IT DAOUD Mohamed 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HAD Imane 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HARIJAONA Dylan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HMANI Abdeladim 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JAGANAPATHY Srinivas 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ABADY Kamal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VADOGO Hamed Kouka 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SANE Manel 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VARAJAH Dinusan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IVASTAVA Shakul-Raman 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EBY Ahm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 Danie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e.A2:liste.F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08:11:09.836472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8-02-02T08:11:28.767529437</dc:date>
    <meta:editing-duration>P2DT16H14M9S</meta:editing-duration>
    <meta:editing-cycles>76</meta:editing-cycles>
    <meta:document-statistic meta:table-count="2" meta:cell-count="234" meta:object-count="0"/>
  </office:meta>
</office:document-meta>
</file>